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4.58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086cm" fo:min-width="3.0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 style:list-style-name="L1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175cm" svg:x="11.16cm" svg:y="6.461cm">
          <text:p text:style-name="P1">Create hidden </text:p>
          <text:p text:style-name="P1">process folder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3.302cm" svg:x="2.27cm" svg:y="2.397cm">
          <text:p text:style-name="P2">run</text:p>
          <text:p text:style-name="P2"><text:s/>cfs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366cm" svg:height="1.361cm" svg:x="9.89cm" svg:y="3.322cm">
          <text:p text:style-name="P1">Add directory path to /<text:span text:style-name="T1">usr/</text:span>local/etc/cfs_confi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361cm" svg:x="3.159cm" svg:y="11.958cm">
          <text:p text:style-name="P1">Split file with </text:p>
          <text:p text:style-name="P1">parity chunk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63cm" svg:height="2.724cm" svg:x="2.295cm" svg:y="7.166cm">
          <text:p text:style-name="P3"><text:span text:style-name="T2">Watch for chan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556cm" svg:height="1.916cm" svg:x="9.763cm" svg:y="11.911cm">
          <text:p text:style-name="P1">Start encrypting chunk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916cm" svg:x="16.24cm" svg:y="16.841cm">
          <text:p text:style-name="P1">Exchange chunk with pe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985cm" svg:y1="4.048cm" svg:x2="9.636cm" svg:y2="4.048cm">
          <text:p/>
        </draw:line>
        <draw:line draw:style-name="gr5" draw:text-style-name="P4" draw:layer="layout" svg:x1="13.573cm" svg:y1="5.064cm" svg:x2="13.573cm" svg:y2="6.207cm">
          <text:p/>
        </draw:line>
        <draw:line draw:style-name="gr5" draw:text-style-name="P4" draw:layer="layout" svg:x1="10.398cm" svg:y1="8.239cm" svg:x2="8.62cm" svg:y2="8.239cm">
          <text:p/>
        </draw:line>
        <draw:line draw:style-name="gr5" draw:text-style-name="P4" draw:layer="layout" svg:x1="5.064cm" svg:y1="10.271cm" svg:x2="5.064cm" svg:y2="11.414cm">
          <text:p/>
        </draw:line>
        <draw:line draw:style-name="gr5" draw:text-style-name="P4" draw:layer="layout" svg:x1="7.223cm" svg:y1="12.684cm" svg:x2="8.747cm" svg:y2="12.684cm">
          <text:p/>
        </draw:line>
        <draw:line draw:style-name="gr5" draw:text-style-name="P4" draw:layer="layout" svg:x1="13.573cm" svg:y1="12.811cm" svg:x2="15.097cm" svg:y2="12.811cm">
          <text:p/>
        </draw:line>
        <draw:custom-shape draw:style-name="gr6" draw:text-style-name="P3" draw:layer="layout" svg:width="5.563cm" svg:height="3.83cm" svg:x="15.224cm" svg:y="10.861cm">
          <text:p text:style-name="P3"><text:span text:style-name="T2">Wait for a chunk to finis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17.891cm" svg:y1="15.097cm" svg:x2="17.891cm" svg:y2="16.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0:58:31.571377230</meta:creation-date>
    <meta:generator>LibreOffice/6.4.7.2$Linux_X86_64 LibreOffice_project/40$Build-2</meta:generator>
    <dc:date>2022-03-03T21:24:11.701012579</dc:date>
    <meta:editing-duration>PT14M18S</meta:editing-duration>
    <meta:editing-cycles>4</meta:editing-cycles>
    <meta:document-statistic meta:object-count="15"/>
  </office:meta>
</office:document-meta>
</file>